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.config.update({</text:p>
      <text:p text:style-name="Standard">  region: &amp;#39;your-region&amp;#39;,</text:p>
      <text:p text:style-name="Standard">  credentials: new AWS.CognitoIdentityCredentials({</text:p>
      <text:p text:style-name="Standard">    IdentityPoolId: &amp;#39;your-identity-pool-id&amp;#39;,</text:p>
      <text:p text:style-name="Standard">  })</text:p>
      <text:p text:style-name="Standard">});</text:p>
      <text:p text:style-name="Standard">const s3 = new AWS.S3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5:39.496940321</meta:creation-date>
    <dc:date>2024-12-02T20:56:12.144831433</dc:date>
    <meta:editing-duration>PT34S</meta:editing-duration>
    <meta:editing-cycles>1</meta:editing-cycles>
    <meta:document-statistic meta:table-count="0" meta:image-count="0" meta:object-count="0" meta:page-count="1" meta:paragraph-count="7" meta:word-count="15" meta:character-count="185" meta:non-whitespace-character-count="167"/>
    <meta:generator>LibreOffice/7.3.7.2$Linux_X86_64 LibreOffice_project/30$Build-2</meta:generator>
  </office:meta>
</office:document-meta>
</file>